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188cm" fo:min-width="0.938cm"/>
    </style:style>
    <style:style style:name="gr2" style:family="graphic" style:parent-style-name="standard">
      <style:graphic-properties draw:fill="none" draw:opacity="100%" draw:textarea-horizontal-align="justify" draw:textarea-vertical-align="middle" draw:auto-grow-height="false" fo:min-height="1.861cm" fo:min-width="1.27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opacity="100%" draw:textarea-horizontal-align="justify" draw:textarea-vertical-align="middle" draw:auto-grow-height="false" fo:min-height="0.766cm" fo:min-width="0.516cm"/>
    </style:style>
    <style:style style:name="gr5" style:family="graphic" style:parent-style-name="objectwithoutfill">
      <style:graphic-properties draw:marker-start="Rounded_20_large_20_Arrow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147cm" fo:min-width="0.897cm"/>
    </style:style>
    <style:style style:name="gr8" style:family="graphic" style:parent-style-name="standard">
      <style:graphic-properties draw:fill="none" draw:opacity="100%" draw:textarea-horizontal-align="justify" draw:textarea-vertical-align="middle" draw:auto-grow-height="false" fo:min-height="1.861cm" fo:min-width="2.548cm"/>
    </style:style>
    <style:style style:name="gr9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10" style:family="graphic" style:parent-style-name="standard">
      <style:graphic-properties draw:fill="none" draw:opacity="100%" draw:textarea-horizontal-align="justify" draw:textarea-vertical-align="middle" draw:auto-grow-height="false" fo:min-height="1.861cm" fo:min-width="2.421cm"/>
    </style:style>
    <style:style style:name="gr11" style:family="graphic" style:parent-style-name="standard">
      <style:graphic-properties draw:marker-end="Arrow" draw:textarea-vertical-align="middle"/>
    </style:style>
    <style:style style:name="gr12" style:family="graphic" style:parent-style-name="standard">
      <style:graphic-properties draw:marker-start=""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opacity="100%"/>
      <style:paragraph-properties fo:text-align="center"/>
    </style:style>
    <style:style style:name="P4" style:family="paragraph">
      <style:paragraph-properties fo:text-align="center"/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2.032cm" svg:height="2.032cm" svg:x="19.642cm" svg:y="5.366cm">
          <text:p text:style-name="P1">L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778cm" svg:height="2.111cm" svg:x="23.352cm" svg:y="5.112cm">
          <text:p text:style-name="P1">Astrocyte</text:p>
          <draw:enhanced-geometry svg:viewBox="0 0 21600 21600" draw:type="rectangle" draw:enhanced-path="M 0 0 L 21600 0 21600 21600 0 21600 0 0 Z N"/>
        </draw:custom-shape>
        <draw:line draw:style-name="gr3" draw:text-style-name="P2" xml:id="id1" draw:id="id1" draw:layer="layout" svg:x1="20.685cm" svg:y1="5.445cm" svg:x2="20.685cm" svg:y2="3.159cm">
          <text:p/>
        </draw:line>
        <draw:custom-shape draw:style-name="gr4" draw:text-style-name="P3" xml:id="id4" draw:id="id4" draw:layer="layout" svg:width="2.032cm" svg:height="2.032cm" svg:x="19.669cm" svg:y="9.417cm">
          <text:p text:style-name="P1">Weigh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20.685cm" svg:y1="4.302cm" svg:x2="24.241cm" svg:y2="5.112cm" draw:start-shape="id1" draw:start-glue-point="1" draw:end-shape="id2" draw:end-glue-point="0" svg:d="M20685 4302h3556v810" svg:viewBox="0 0 3557 811">
          <text:p/>
        </draw:connector>
        <draw:connector draw:style-name="gr3" draw:text-style-name="P2" draw:layer="layout" svg:x1="24.241cm" svg:y1="7.223cm" svg:x2="20.671cm" svg:y2="8.408cm" draw:start-shape="id2" draw:start-glue-point="2" draw:end-shape="id3" draw:end-glue-point="0" svg:d="M24241 7223v1185h-3570" svg:viewBox="0 0 3571 1186">
          <text:p/>
        </draw:connector>
        <draw:connector draw:style-name="gr3" draw:text-style-name="P2" xml:id="id3" draw:id="id3" draw:layer="layout" svg:x1="20.685cm" svg:y1="9.417cm" svg:x2="20.658cm" svg:y2="7.398cm" draw:start-shape="id4" draw:start-glue-point="4" draw:end-shape="id5" draw:end-glue-point="8" svg:d="M20685 9417v-1009h-27v-1010" svg:viewBox="0 0 28 2020">
          <text:p/>
        </draw:connector>
        <draw:connector draw:style-name="gr3" draw:text-style-name="P2" draw:layer="layout" svg:x1="20.672cm" svg:y1="12.97cm" svg:x2="20.685cm" svg:y2="11.449cm" draw:end-shape="id4" draw:end-glue-point="6" svg:d="M20672 12970v-509h13v-1012" svg:viewBox="0 0 14 1522">
          <text:p/>
        </draw:connector>
        <draw:custom-shape draw:style-name="gr1" draw:text-style-name="P2" xml:id="id10" draw:id="id10" draw:layer="layout" svg:width="2.032cm" svg:height="2.032cm" svg:x="3.032cm" svg:y="3.81cm">
          <text:p text:style-name="P1">L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778cm" svg:height="2.111cm" svg:x="6.588cm" svg:y="7.779cm">
          <text:p text:style-name="P1">Astrocyt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075cm" svg:y1="3.889cm" svg:x2="4.075cm" svg:y2="1.603cm">
          <text:p/>
        </draw:line>
        <draw:custom-shape draw:style-name="gr4" draw:text-style-name="P3" xml:id="id9" draw:id="id9" draw:layer="layout" svg:width="2.032cm" svg:height="2.032cm" svg:x="3.059cm" svg:y="7.861cm">
          <text:p text:style-name="P1">Weigh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svg:x1="4.061cm" svg:y1="6.852cm" svg:x2="7.477cm" svg:y2="7.779cm" draw:start-shape="id6" draw:start-glue-point="0" draw:end-shape="id7" draw:end-glue-point="0" svg:d="M4061 6852h3416v927" svg:viewBox="0 0 3417 928">
          <text:p/>
        </draw:connector>
        <draw:connector draw:style-name="gr6" draw:text-style-name="P2" draw:layer="layout" svg:x1="7.477cm" svg:y1="9.89cm" svg:x2="4.068cm" svg:y2="10.905cm" draw:start-shape="id7" draw:start-glue-point="2" draw:end-shape="id8" draw:end-glue-point="0" svg:d="M7477 9890v1015h-3409" svg:viewBox="0 0 3410 1016">
          <text:p/>
        </draw:connector>
        <draw:connector draw:style-name="gr3" draw:text-style-name="P2" xml:id="id6" draw:id="id6" draw:layer="layout" svg:x1="4.075cm" svg:y1="7.861cm" svg:x2="4.048cm" svg:y2="5.842cm" draw:start-shape="id9" draw:start-glue-point="4" draw:end-shape="id10" draw:end-glue-point="8" svg:d="M4075 7861v-1009h-27v-1010" svg:viewBox="0 0 28 2020">
          <text:p/>
        </draw:connector>
        <draw:connector draw:style-name="gr3" draw:text-style-name="P2" xml:id="id8" draw:id="id8" draw:layer="layout" svg:x1="4.062cm" svg:y1="11.414cm" svg:x2="4.075cm" svg:y2="9.893cm" draw:end-shape="id9" draw:end-glue-point="6" svg:d="M4062 11414v-509h13v-1012" svg:viewBox="0 0 14 1522">
          <text:p/>
        </draw:connector>
        <draw:custom-shape draw:style-name="gr1" draw:text-style-name="P2" xml:id="id11" draw:id="id11" draw:layer="layout" svg:width="2.032cm" svg:height="2.032cm" svg:x="11.287cm" svg:y="3.399cm">
          <text:p text:style-name="P1">L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1.778cm" svg:height="2.111cm" svg:x="14.843cm" svg:y="7.368cm">
          <text:p text:style-name="P1">Astrocyt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2.33cm" svg:y1="3.478cm" svg:x2="12.33cm" svg:y2="1.192cm">
          <text:p/>
        </draw:line>
        <draw:custom-shape draw:style-name="gr4" draw:text-style-name="P3" xml:id="id13" draw:id="id13" draw:layer="layout" svg:width="2.032cm" svg:height="2.032cm" svg:x="11.314cm" svg:y="10.963cm">
          <text:p text:style-name="P1">Weigh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svg:x1="12.303cm" svg:y1="5.431cm" svg:x2="15.732cm" svg:y2="7.368cm" draw:start-shape="id11" draw:start-glue-point="8" draw:end-shape="id12" draw:end-glue-point="0" svg:d="M12303 5431v969h3429v968" svg:viewBox="0 0 3430 1938">
          <text:p/>
        </draw:connector>
        <draw:connector draw:style-name="gr3" draw:text-style-name="P2" draw:layer="layout" svg:x1="12.373cm" svg:y1="14.462cm" svg:x2="12.33cm" svg:y2="12.995cm" draw:end-shape="id13" draw:end-glue-point="6" svg:d="M12373 14462v-482h-43v-985" svg:viewBox="0 0 44 1468">
          <text:p/>
        </draw:connector>
        <draw:connector draw:style-name="gr3" draw:text-style-name="P2" draw:layer="layout" svg:x1="12.33cm" svg:y1="10.963cm" svg:x2="15.732cm" svg:y2="9.479cm" draw:start-shape="id13" draw:start-glue-point="4" draw:end-shape="id12" draw:end-glue-point="2" svg:d="M12330 10963v-742h3402v-742" svg:viewBox="0 0 3403 1485">
          <text:p/>
        </draw:connector>
        <draw:connector draw:style-name="gr3" draw:text-style-name="P2" draw:layer="layout" svg:x1="12.33cm" svg:y1="10.963cm" svg:x2="12.303cm" svg:y2="5.431cm" draw:start-shape="id13" draw:start-glue-point="4" draw:end-shape="id11" draw:end-glue-point="8" svg:d="M12330 10963v-2765h-27v-2767" svg:viewBox="0 0 28 5533">
          <text:p/>
        </draw:connector>
        <draw:custom-shape draw:style-name="gr7" draw:text-style-name="P1" draw:layer="layout" svg:width="1.397cm" svg:height="1.397cm" svg:x="6.08cm" svg:y="4.42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397cm" svg:height="1.397cm" svg:x="13.7cm" svg:y="4.429cm"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397cm" svg:height="1.397cm" svg:x="22.082cm" svg:y="8.874cm">
          <text:p text:style-name="P4">C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2.032cm" svg:height="2.032cm" svg:x="9.382cm" svg:y="5.826cm">
          <text:p text:style-name="P1">L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" draw:id="id16" draw:layer="layout" svg:width="3.048cm" svg:height="2.111cm" svg:x="8.239cm" svg:y="2.905cm">
          <text:p text:style-name="P1">Astrocyt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5.572cm" svg:y="6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762cm" svg:height="0.762cm" svg:x="5.572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762cm" svg:height="0.762cm" svg:x="5.572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334cm" svg:y1="6.461cm" svg:x2="9.509cm" svg:y2="6.842cm">
          <text:p/>
        </draw:line>
        <draw:line draw:style-name="gr3" draw:text-style-name="P2" draw:layer="layout" svg:x1="6.334cm" svg:y1="7.731cm" svg:x2="9.509cm" svg:y2="6.842cm">
          <text:p/>
        </draw:line>
        <draw:line draw:style-name="gr3" draw:text-style-name="P2" draw:layer="layout" svg:x1="6.334cm" svg:y1="10.271cm" svg:x2="9.509cm" svg:y2="6.842cm">
          <text:p/>
        </draw:line>
        <draw:custom-shape draw:style-name="gr10" draw:text-style-name="P3" xml:id="id15" draw:id="id15" draw:layer="layout" svg:width="2.921cm" svg:height="2.111cm" svg:x="8.366cm" svg:y="8.668cm">
          <text:p text:style-name="P1">Astrocyte</text:p>
          <draw:enhanced-geometry svg:viewBox="0 0 21600 21600" draw:type="rectangle" draw:enhanced-path="M 0 0 L 21600 0 21600 21600 0 21600 0 0 Z N"/>
        </draw:custom-shape>
        <draw:line draw:style-name="gr3" draw:text-style-name="P2" xml:id="id14" draw:id="id14" draw:layer="layout" svg:x1="11.414cm" svg:y1="6.842cm" svg:x2="13.192cm" svg:y2="6.842cm">
          <text:p/>
        </draw:line>
        <draw:connector draw:style-name="gr11" draw:text-style-name="P1" draw:layer="layout" svg:x1="12.303cm" svg:y1="6.842cm" svg:x2="11.287cm" svg:y2="9.723cm" draw:start-shape="id14" draw:start-glue-point="0" draw:end-shape="id15" draw:end-glue-point="1" svg:d="M12303 6842v2881h-1016" svg:viewBox="0 0 1017 2882">
          <text:p/>
        </draw:connector>
        <draw:connector draw:style-name="gr12" draw:text-style-name="P1" draw:layer="layout" svg:x1="12.303cm" svg:y1="6.842cm" svg:x2="11.287cm" svg:y2="3.96cm" draw:start-shape="id14" draw:start-glue-point="0" draw:end-shape="id16" draw:end-glue-point="1" svg:d="M12303 6842v-2882h-1016" svg:viewBox="0 0 1017 2883">
          <text:p/>
        </draw:connector>
        <draw:connector draw:style-name="gr3" draw:text-style-name="P2" draw:layer="layout" draw:type="curve" svg:x1="8.239cm" svg:y1="3.96cm" svg:x2="7.501cm" svg:y2="9.427cm" draw:start-shape="id16" draw:start-glue-point="3" svg:d="M8239 3960c-928 0-560 5467-738 5467" svg:viewBox="0 0 739 5468">
          <text:p/>
        </draw:connector>
        <draw:connector draw:style-name="gr3" draw:text-style-name="P2" draw:layer="layout" draw:type="curve" svg:x1="8.366cm" svg:y1="9.723cm" svg:x2="8.734cm" svg:y2="6.165cm" draw:start-shape="id15" draw:start-glue-point="3" svg:d="M8366 9723c-753 0-937-3558 368-3558" svg:viewBox="0 0 958 35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22:47:47.106825682</meta:creation-date>
    <dc:date>2021-11-03T08:55:35.009526320</dc:date>
    <meta:editing-duration>PT10M34S</meta:editing-duration>
    <meta:editing-cycles>3</meta:editing-cycles>
    <meta:generator>LibreOffice/6.0.7.3$Linux_X86_64 LibreOffice_project/00m0$Build-3</meta:generator>
    <meta:document-statistic meta:object-count="41"/>
  </office:meta>
</office:document-meta>
</file>